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0E900000127224DC583.jpg" manifest:media-type="image/jpeg"/>
  <manifest:file-entry manifest:full-path="Pictures/100000000000020A00000056F177981D.jpg" manifest:media-type="image/jpeg"/>
  <manifest:file-entry manifest:full-path="Pictures/10000000000000CA0000005A95C147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 Narrow" style:font-name-complex="Arial Narrow"/>
    </style:style>
    <style:style style:name="P5" style:family="paragraph" style:parent-style-name="Standard">
      <style:text-properties style:font-name="Arial Narrow" fo:font-size="11pt" fo:font-weight="bold" style:font-size-asian="11pt" style:font-weight-asian="bold" style:font-name-complex="Arial Narrow"/>
    </style:style>
    <style:style style:name="P6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name-complex="Arial Narrow" style:font-weight-complex="bold"/>
    </style:style>
    <style:style style:name="P7" style:family="paragraph" style:parent-style-name="Standard">
      <style:text-properties style:font-name="Arial Narrow" fo:font-size="11pt" style:font-size-asian="11pt" style:font-name-complex="Arial Narrow"/>
    </style:style>
    <style:style style:name="P8" style:family="paragraph" style:parent-style-name="Standard">
      <style:paragraph-properties fo:text-align="center" style:justify-single-word="false"/>
      <style:text-properties style:font-name="Arial Narrow" fo:font-size="11pt" style:font-size-asian="11pt" style:font-name-complex="Arial Narrow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 style:font-name-complex="Arial Narrow"/>
    </style:style>
    <style:style style:name="P10" style:family="paragraph" style:parent-style-name="Standard">
      <style:paragraph-properties fo:text-align="center" style:justify-single-word="false"/>
      <style:text-properties style:font-name="Arial Narrow" fo:font-size="9pt" fo:font-weight="bold" style:font-size-asian="9pt" style:font-weight-asian="bold" style:font-name-complex="Arial Narrow" style:font-size-complex="9pt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9pt" style:font-size-asian="9pt" style:font-name-complex="Arial Narrow" style:font-size-complex="9pt"/>
    </style:style>
    <style:style style:name="P12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 Narrow" fo:font-size="10pt" style:font-size-asian="10pt" style:font-name-complex="Arial Narrow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 Narrow" fo:font-size="10pt" style:font-size-asian="10pt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7" style:family="paragraph" style:parent-style-name="Standard">
      <style:text-properties style:font-name="Arial Narrow" fo:font-size="5pt" style:font-size-asian="5pt" style:font-name-complex="Arial Narrow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Arial Narrow" fo:font-size="11pt" fo:font-weight="normal" style:font-size-asian="11pt" style:font-weight-asian="normal" style:font-name-complex="Arial Narrow" style:font-weight-complex="normal"/>
    </style:style>
    <style:style style:name="P19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P20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P21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22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3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4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P25" style:family="paragraph" style:parent-style-name="Footer">
      <style:text-properties fo:font-size="1pt"/>
    </style:style>
    <style:style style:name="P26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7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P28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P29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30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31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33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34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 style:font-name-complex="Arial Narrow"/>
    </style:style>
    <style:style style:name="P35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36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37" style:family="paragraph" style:parent-style-name="Text_20_body_20_indent">
      <style:paragraph-properties fo:margin-left="0cm" fo:margin-right="0cm" fo:text-indent="0cm" style:auto-text-indent="false"/>
      <style:text-properties style:font-name="Arial Narrow"/>
    </style:style>
    <style:style style:name="P38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 style:font-name-complex="Arial Narrow"/>
    </style:style>
    <style:style style:name="P39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 style:font-name-complex="Arial Narrow"/>
    </style:style>
    <style:style style:name="P40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name-asian="Arial Narrow" style:font-size-asian="12pt" style:font-name-complex="Arial Narrow"/>
    </style:style>
    <style:style style:name="P41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 style:font-name-complex="Arial Narrow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 style:font-name-complex="Arial Narrow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44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45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 style:font-name-complex="Arial Narrow"/>
    </style:style>
    <style:style style:name="P46" style:family="paragraph" style:parent-style-name="Corpo_20_de_20_texto_20_2">
      <style:text-properties style:font-name="Arial Narrow" style:font-name-complex="Arial Narrow"/>
    </style:style>
    <style:style style:name="P47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48" style:family="paragraph" style:parent-style-name="Heading_20_6" style:list-style-name="">
      <style:paragraph-properties fo:margin-left="0cm" fo:margin-right="0cm" fo:text-align="center" style:justify-single-word="false" fo:orphans="2" fo:widows="2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49" style:family="paragraph" style:parent-style-name="Heading_20_6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style:font-weight-asian="bold"/>
    </style:style>
    <style:style style:name="P50" style:family="paragraph" style:parent-style-name="Heading_20_1">
      <style:text-properties style:font-name="Arial Narrow" fo:font-size="2pt" style:font-size-asian="2pt" style:font-name-complex="Arial Narrow"/>
    </style:style>
    <style:style style:name="P51" style:family="paragraph" style:parent-style-name="Heading_20_7"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52" style:family="paragraph" style:parent-style-name="Heading_20_4">
      <style:text-properties fo:font-size="11pt" style:font-size-asian="11pt"/>
    </style:style>
    <style:style style:name="P53" style:family="paragraph" style:parent-style-name="Heading_20_4">
      <style:text-properties fo:font-size="11pt" style:font-size-asian="11pt" style:font-weight-complex="normal"/>
    </style:style>
    <style:style style:name="P5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55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  <style:text-properties style:font-name="Arial Narrow" fo:font-weight="bold" style:font-weight-asian="bold" style:font-name-complex="Arial Narrow" style:font-weight-complex="bold"/>
    </style:style>
    <style:style style:name="P56" style:family="paragraph">
      <style:paragraph-properties fo:text-align="center" style:writing-mode="lr-tb"/>
    </style:style>
    <style:style style:name="T1" style:family="text">
      <style:text-properties style:font-name-complex="Arial"/>
    </style:style>
    <style:style style:name="T2" style:family="text">
      <style:text-properties fo:color="#ff0000" style:font-name="Arial Narrow" fo:font-size="12pt" fo:font-weight="bold" style:font-size-asian="12pt" style:font-weight-asian="bold" style:font-name-complex="Arial Narrow"/>
    </style:style>
    <style:style style:name="T3" style:family="text">
      <style:text-properties fo:color="#ff0000" style:font-name="Arial Narrow" fo:font-size="12pt" style:font-size-asian="12pt" style:font-name-complex="Arial Narrow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bold" style:font-size-asian="12pt" style:font-weight-asian="bold" style:font-name-complex="Arial"/>
    </style:style>
    <style:style style:name="T7" style:family="text">
      <style:text-properties fo:font-size="12pt" fo:font-weight="bold" style:font-size-asian="12pt" style:font-weight-asian="bold" style:font-name-complex="Arial Narrow"/>
    </style:style>
    <style:style style:name="T8" style:family="text">
      <style:text-properties fo:font-size="12pt" fo:font-weight="bold" style:font-size-asian="12pt" style:font-weight-asian="bold" style:font-name-complex="Arial Narrow" style:font-weight-complex="bold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style:font-size-asian="12pt" style:font-name-complex="Arial"/>
    </style:style>
    <style:style style:name="T11" style:family="text">
      <style:text-properties fo:font-size="12pt" style:font-size-asian="12pt" style:font-name-complex="Arial Narrow"/>
    </style:style>
    <style:style style:name="T12" style:family="text">
      <style:text-properties fo:font-size="12pt" style:font-size-asian="12pt" style:font-name-complex="Arial Narrow" style:font-size-complex="12pt"/>
    </style:style>
    <style:style style:name="T13" style:family="text">
      <style:text-properties style:font-weight-complex="bold"/>
    </style:style>
    <style:style style:name="T14" style:family="text">
      <style:text-properties fo:color="#000000" fo:font-size="12pt" style:font-size-asian="12pt" style:font-name-complex="Arial Narrow"/>
    </style:style>
    <style:style style:name="T15" style:family="text">
      <style:text-properties style:font-name-asian="Arial Narrow"/>
    </style:style>
    <style:style style:name="T16" style:family="text">
      <style:text-properties fo:text-transform="uppercase"/>
    </style:style>
    <style:style style:name="T17" style:family="text">
      <style:text-properties style:font-name="Arial Narrow" style:font-name-complex="Arial Narrow"/>
    </style:style>
    <style:style style:name="T18" style:family="text">
      <style:text-properties style:font-name="Arial Narrow" fo:font-size="12pt" style:font-size-asian="12pt" style:font-name-complex="Arial Narrow"/>
    </style:style>
    <style:style style:name="T19" style:family="text">
      <style:text-properties style:font-name="Arial Narrow" fo:font-size="12pt" fo:font-weight="bold" style:font-size-asian="12pt" style:font-weight-asian="bold" style:font-name-complex="Arial Narrow"/>
    </style:style>
    <style:style style:name="T20" style:family="text">
      <style:text-properties style:use-window-font-color="true" style:font-name="Arial Narrow" fo:font-size="12pt" fo:font-weight="normal" style:font-size-asian="12pt" style:font-weight-asian="normal" style:font-name-complex="Arial Narrow" style:font-weight-complex="normal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3cm" draw:visible-area-height="6.405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tab/>Convênio nº G___/20___</text:p>
      <text:p text:style-name="P44"/>
      <text:p text:style-name="P35">CONVÊNIO QUE ENTRE SI CELEBRAM A UNIVERSIDADE ESTADUAL DO NORTE FLUMINENSE DARCY RIBEIRO – UENF E A <text:span text:style-name="T17">[RAZAO_SOCIAL_CX_ALTA] – [SIGLA_CX_ALTA]</text:span>.</text:p>
      <text:p text:style-name="P36"/>
      <text:p text:style-name="P36"/>
      <text:p text:style-name="P37"><text:span text:style-name="T6">UNIVERSIDADE ESTADUAL DO NORTE FLUMINENSE DARCY RIBEIRO – UENF,</text:span><text:span text:style-name="T10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</text:span><text:span text:style-name="T11">sua Pró-Reitora de Graduação, </text:span><text:span text:style-name="T12">PROFESSORA A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<text:span text:style-name="T10">, doravante denominada</text:span><text:span text:style-name="T11"> simplesmente </text:span><text:span text:style-name="T7">UENF e </text:span><text:span text:style-name="T19">[RAZAO_SOCIAL_CX_ALTA]</text:span><text:span text:style-name="T18">,</text:span><text:span text:style-name="T19"> </text:span><text:span text:style-name="T18">inscrita no CNPJ sob o nº [CNPJ], situada na [RUA], [NUMERO], [BAIRRO], [CIDADE]/[ESTADO], CEP [CEP]</text:span><text:span text:style-name="T3"> </text:span><text:span text:style-name="T18">neste ato representada por seu [FUNCAO_REPRESENTANTE], [NOME_REPRESENTANTE_CX_ALTA],</text:span><text:span text:style-name="T2"> </text:span><text:span text:style-name="T20">portador da CI nº [RG_REPRESENTANTE], emitido por [ORGAO_EXPEDIDOR_REPRESENTANTE_CX_ALTA] e CPF nº [CPF_REPRESENTANTE],</text:span><text:span text:style-name="T14"> </text:span><text:span text:style-name="T11">doravante denominado simplesmente </text:span><text:span text:style-name="T7">INSTITUIÇÃO DE ENSINO,</text:span><text:span text:style-name="T11"> têm entre si, justo e avençado e firmam por força do presente instrumento, o Termo de Convênio em questão, conforme consta no Processo Administrativo </text:span><text:span text:style-name="T8">_____</text:span><text:span text:style-name="T11">_________________, e em consonância com a Lei Federal nº 11.788/2008, a Lei Estadual (RJ) nº 287/79, e Decreto Estadual nº 3.149/80 (RJ), mediante as seguintes cláusulas e condições:</text:span></text:p>
      <text:p text:style-name="P45"/>
      <text:p text:style-name="P39">CLÁUSULA PRIMEIRA: DO OBJETO</text:p>
      <text:p text:style-name="P41"/>
      <text:p text:style-name="P38">O Presente convênio tem como objetivo regular as relações entre as partes ora conveniadas, no que tange a concessão de estágio para alunos regularmente matriculados nos cursos oferecidos pela <text:span text:style-name="T4">INSTITUIÇÃO DE ENSINO</text:span>.</text:p>
      <text:p text:style-name="P43"/>
      <text:p text:style-name="P38">I – Considera-se estágio curricular, atividades de aprendizagem social, profissional e cultural, proporcionada ao estudante pela participação em situações reais de vida e trabalho em seu meio, sendo realizada na comunidade em geral ou junto a pessoas jurídicas de direito público ou privado, sob a responsabilidade da <text:span text:style-name="T4">INSTITUIÇÃO DE ENSINO</text:span>.</text:p>
      <text:p text:style-name="P43"/>
      <text:p text:style-name="P38">II – O Estágio curricular, como procedimento didático-pedagógico, é atividade de competência da <text:span text:style-name="T4">INSTITUIÇÃO DE ENSINO</text:span> a quem cabe a decisão sobre a matéria.</text:p>
      <text:p text:style-name="P43"/>
      <text:p text:style-name="P38">III – A participação da <text:span text:style-name="T5">UENF</text:span> dar-se-á no âmbito de oferecimento de oportunidades de estágio e outras formas de ajuda, colaborando no processo educacional.</text:p>
      <text:p text:style-name="P39"/>
      <text:p text:style-name="P38"><text:soft-page-break/><text:span text:style-name="T4">CLÁUSULA SEGUNDA</text:span>: <text:span text:style-name="T5">DA </text:span><text:span text:style-name="T4">COMPETÊNCIA DA INSTITUIÇÃO DE ENSINO</text:span></text:p>
      <text:p text:style-name="P42"/>
      <text:p text:style-name="P38">I – Selecionar, dentre seus alunos, que atenda as condições e requisitos e nas quantidades previamente determinada, e efetivar o encaminhamento à <text:span text:style-name="T5">UENF</text:span>.</text:p>
      <text:p text:style-name="P43"/>
      <text:p text:style-name="P38">II – Determinar a carga horária, duração e <text:s/>jornada de estágio curricular, que não poderá ser inferior a um semestre letivo.</text:p>
      <text:p text:style-name="P43"/>
      <text:p text:style-name="P38">III – Estabelecer os parâmetros próprios para as áreas de interesse da <text:span text:style-name="T4">INSTITUIÇÃO DE ENSINO</text:span>.</text:p>
      <text:p text:style-name="P43"/>
      <text:p text:style-name="P38">IV – Organizar, orientar, supervisionar e avaliar o estágio curricular.</text:p>
      <text:p text:style-name="P38"/>
      <text:p text:style-name="P39">CLÁUSULA TERCEIRA: DA COMPETÊNCIA DA UENF</text:p>
      <text:p text:style-name="P42"/>
      <text:p text:style-name="P38">I – Informar as áreas de atuação nas quais serão aceitos os estagiários e suas respectivas quantidades, conforme as condições e requisitos a serem estabelecidos.</text:p>
      <text:p text:style-name="P43"/>
      <text:p text:style-name="P38">II – Receber e triar os alunos, previamente selecionados e encaminhados pela <text:span text:style-name="T4">INSTITUIÇÃO DE ENSINO</text:span>, mediante processo interno, de acordo com as necessidades administrativa-operacionais da <text:span text:style-name="T5">UENF</text:span>, para usufruírem as oportunidades de estágio;</text:p>
      <text:p text:style-name="P43"/>
      <text:p text:style-name="P38">III – Firmar com os alunos escolhidos, Termos de Compromisso devidamente assinado pelas partes, com a interveniência da <text:span text:style-name="T4">INSTITUIÇÃO DE ENSINO</text:span>.</text:p>
      <text:p text:style-name="P43"/>
      <text:p text:style-name="P38">IV – Encaminhar a <text:span text:style-name="T4">INSTITUIÇÃO DE ENSINO</text:span> cópia do Termo de Compromisso devidamente assinado pelas partes com a interveniência da <text:span text:style-name="T4">INSTITUIÇÃO DE ENSINO</text:span>;</text:p>
      <text:p text:style-name="P43"/>
      <text:p text:style-name="P38"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43"/>
      <text:p text:style-name="P38">VI – Expedir certificado de estágio, findo o prazo pactuado no Termo de Compromisso, quando assim requerido pelo aluno.</text:p>
      <text:p text:style-name="P38"/>
      <text:p text:style-name="P39">CLÁUSULA QUARTA: DO SEGURO CONTRA ACIDENTES PESSOAIS</text:p>
      <text:p text:style-name="P42"/>
      <text:p text:style-name="P38"><text:span text:style-name="T15"><text:s/></text:span>A <text:span text:style-name="T5">UENF</text:span> providenciará apólice do seguro contra acidentes pessoais em nome de seus estagiários, durante a vigência dos Termos de Compromissos, caso a <text:span text:style-name="T4">INSTITUIÇÃO DE ENSINO </text:span><text:span text:style-name="T13">não providencie.</text:span></text:p>
      <text:p text:style-name="P38"/>
      <text:p text:style-name="P39">CLÁUSULA QUINTA: DA RELAÇÃO DAS PARTES</text:p>
      <text:p text:style-name="P41"/>
      <text:p text:style-name="P38">O estagiário não terá, em hipótese alguma, vínculo empregatício de qualquer natureza com a <text:span text:style-name="T4">CONCEDENTE</text:span> de acordo com o que dispõe o artigo 3º da Lei 11.788/2008.</text:p>
      <text:p text:style-name="P40"><text:s/></text:p>
      <text:p text:style-name="P38"/>
      <text:p text:style-name="P39">CLÁUSULA SEXTA: DOS TERMOS DE COMPROMISSO</text:p>
      <text:p text:style-name="P41"/>
      <text:p text:style-name="P38"><text:soft-page-break/>A <text:span text:style-name="T4">UENF</text:span> celebrará com o estagiário <text:span text:style-name="T16">Termo</text:span> <text:span text:style-name="T16">de Compromisso,</text:span> no qual estarão estabelecidas as condições específicas do estágio, mediante a interveniência da <text:span text:style-name="T4">INSTITUIÇÃO DE ENSINO</text:span>, e contendo, entre outras as seguintes disposições:</text:p>
      <text:p text:style-name="P38"/>
      <text:p text:style-name="P38">I – Remuneração do estagiário (se houver), e o programa de trabalho a conta do qual correrão tais despesas;</text:p>
      <text:p text:style-name="P38">II – Vigência do estágio;</text:p>
      <text:p text:style-name="P38">III – Obrigação das partes;</text:p>
      <text:p text:style-name="P38">IV – Carga horária e período de estágio;</text:p>
      <text:p text:style-name="P38">V – Rescisão.</text:p>
      <text:p text:style-name="P38"/>
      <text:p text:style-name="P39">CLÁUSULA SÉTIMA: DA VIGÊNCIA DO CONVÊNIO</text:p>
      <text:p text:style-name="P41"/>
      <text:p text:style-name="P38">O presente Convênio vigerá por 05 (cinco) anos a partir de sua assinatura.</text:p>
      <text:p text:style-name="P39"/>
      <text:p text:style-name="P39">CLÁUSULA OITAVA: DA RESCISÃO DO CONVÊNIO</text:p>
      <text:p text:style-name="P41"/>
      <text:p text:style-name="P38">Rescindir-se-á o presente Convênio, independentemente de qualquer aviso ou notificação judicial ou extrajudicial, quando se verificar uma das seguintes hipóteses:</text:p>
      <text:p text:style-name="P38"/>
      <text:p text:style-name="P38">I – Em qualquer caso de desrespeito aos termos previstos neste Convênio e em seus Termos Aditivos, que por ventura venham a sucede-lo e complementá-lo;</text:p>
      <text:p text:style-name="P43"/>
      <text:p text:style-name="P38">II – Por prévio e expresso acordo firmado entre as partes com no mínimo 90 (noventa) dias de antecedência;</text:p>
      <text:p text:style-name="P43"/>
      <text:p text:style-name="P38">III – Findo o prazo estabelecido na Cláusula Sétima, e não tendo sido proposta e firmada a sua renovação;</text:p>
      <text:p text:style-name="P43"/>
      <text:p text:style-name="P38">IV – Por dissolução, suspensão, impedimento, concordata e /ou falência de uma das partes.</text:p>
      <text:p text:style-name="P38"/>
      <text:p text:style-name="P39">CLÁUSULA NONA: <text:s/>DOS RESPONSÁVEIS</text:p>
      <text:p text:style-name="P41"/>
      <text:p text:style-name="P38">A <text:span text:style-name="T5">UENF</text:span> praticará todos os atos que se tornem necessários à efetiva execução da presente disposição, através da PRÓ-REITORIA DE GRADUAÇÃO e a <text:span text:style-name="T4">INSTITUIÇÃO DE ENSINO</text:span> através de seu representante regularmente indicado para este fim.</text:p>
      <text:p text:style-name="P42"/>
      <text:p text:style-name="P38"><text:span text:style-name="T4">Parágrafo Único</text:span> - A <text:span text:style-name="T5">UENF</text:span> designará um supervisor de estágio, profissional da área do estagiário.</text:p>
      <text:p text:style-name="P38"/>
      <text:p text:style-name="P39"/>
      <text:p text:style-name="P39"/>
      <text:p text:style-name="P39"/>
      <text:p text:style-name="P39">CLÁUSULA DÉCIMA: DA PUBLICAÇÃO</text:p>
      <text:p text:style-name="P41"/>
      <text:p text:style-name="P38"><text:soft-page-break/>O presente Instrumento será publicado, em extrato, no prazo de 20 (vinte) dias a partir de sua celebração, no Diário Oficial do Estado do Rio de Janeiro, às expensas da <text:span text:style-name="T4">UENF.</text:span></text:p>
      <text:p text:style-name="P41"/>
      <text:p text:style-name="P38"><text:span text:style-name="T4">Parágrafo Único </text:span><text:span text:style-name="T13">- </text:span>A <text:span text:style-name="T5">UENF</text:span> providenciará, até o 5º(quinto) dia útil seguinte ao da referida publicação, a remessa de 01(uma) cópia do presente instrumento ao Tribunal de Contas do Estado do Rio de Janeiro.</text:p>
      <text:p text:style-name="P39"/>
      <text:p text:style-name="P39">CLÁUSULA DÉCIMA PRIMEIRA: DO FORO</text:p>
      <text:p text:style-name="P42"/>
      <text:p text:style-name="P38">Para dirimir quaisquer questões decorrentes deste Convênio que não possam ser resolvidas através de mútuos entendimentos ou mediação administrativa, elegem os convenentes o foro da Comarca de Campos dos Goytacazes/RJ.</text:p>
      <text:p text:style-name="P38"/>
      <text:p text:style-name="P38"/>
      <text:p text:style-name="P38">E, por estarem justos e avençados, firmam os convenentes o presente Instrumento em 03(três) vias de igual forma, teor e valia, na presença das testemunhas abaixo elencadas.</text:p>
      <text:p text:style-name="P38"/>
      <text:p text:style-name="P38"/>
      <text:p text:style-name="P38"/>
      <text:p text:style-name="P32">Campos dos Goytacazes, ______de ____________de ________.</text:p>
      <text:p text:style-name="P33"/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UENF</text:p>
            <text:p text:style-name="P6"/>
            <text:p text:style-name="P6"/>
            <text:p text:style-name="P6"/>
            <text:p text:style-name="P8">..............................................................</text:p>
            <text:p text:style-name="P8">Profª. Ana Beatriz Garcia</text:p>
            <text:p text:style-name="P8">Pró-Reitora de Graduação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h text:style-name="P53" text:outline-level="4">[SIGLA]</text:h>
            <text:p text:style-name="P7"/>
            <text:p text:style-name="P7"/>
            <text:p text:style-name="P7"/>
            <text:p text:style-name="P8">...............................................................</text:p>
            <text:p text:style-name="P18">[NOME_REPRESENTANTE]</text:p>
            <text:p text:style-name="P18">[FUNCAO_REPRESENTANTE]</text:p>
          </table:table-cell>
        </table:table-row>
        <table:table-row table:style-name="Tabela1.1">
          <table:table-cell table:style-name="Tabela1.A1" office:value-type="string">
            <text:p text:style-name="P9"/>
            <text:p text:style-name="P8"/>
            <text:p text:style-name="P8"/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5">Testemunhas: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9"/>
            <text:p text:style-name="P8"/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34">1- .............................................................</text:p>
            <text:p text:style-name="P34">Nome: Roosevelt Rosa Maia Vieira</text:p>
            <text:p text:style-name="P7">CPF: 790.672.207-87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7">2- ............................................................</text:p>
            <text:p text:style-name="P7">Nome: </text:p>
            <text:p text:style-name="P7">CPF:</text:p>
          </table:table-cell>
        </table:table-row>
      </table:table>
      <text:h text:style-name="P50" text:outline-level="1"/>
      <text:h text:style-name="P47" text:outline-level="6"/>
      <text:h text:style-name="P48" text:outline-level="6"/>
      <text:h text:style-name="P49" text:outline-level="6">PLANO DE TRABALHO</text:h>
      <text:p text:style-name="P10"/>
      <text:h text:style-name="P47" text:outline-level="6">CONVÊNIO UENF X [SIGLA_CX_ALTA]</text:h>
      <text:p text:style-name="P11"/>
      <text:p text:style-name="P13"/>
      <text:p text:style-name="P15">OBJETO A SER EXECUTADO</text:p>
      <text:p text:style-name="P46">Convênio a ser celebrado entre a [RAZAO_SOCIAL] e a Universidade Estadual do Norte Fluminense Darcy Ribeiro – UENF, para abertura de campo de estágio obrigatório e não-obrigatório, o qual será realizado por alunos matriculados nos cursos oferecidos pela [RAZAO_SOCIAL], e que estejam freqüentando.</text:p>
      <text:p text:style-name="P13"/>
      <text:p text:style-name="P15">METAS – (DETALHAMENTO DA PROPOSTA)</text:p>
      <text:p text:style-name="P46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13"/>
      <text:p text:style-name="P15">ETAPAS OU FASES DE EXECUÇÃO</text:p>
      <text:p text:style-name="P46"><text:span text:style-name="T9">Os estagiários executarão atividades compatíveis com seu grau de conhecimento e necessárias ao </text:span>aprendizado e aperfeiçoamento prático, dentro das condições e horários que lhes forem igualmente determinados devendo cumprir a carga horária, estabelecida por lei em cumprimento da grade curricular aprovada da [RAZAO_SOCIAL].</text:p>
      <text:h text:style-name="P51" text:outline-level="7">PLANO DE APLICAÇÃO DOS RECURSOS FINANCEIROS</text:h>
      <text:p text:style-name="P46">Não haverá repasse de recursos financeiros entre as parte relativa a este convênio e o estágio concedido não criará vínculo empregatício, bem como não implicará no pagamento obrigatório de bolsa-auxílio, o que será definido no Termo de Compromisso.</text:p>
      <text:p text:style-name="P4"/>
      <text:p text:style-name="P15">PREVISÃO DO PRAZO DE EXECUÇÃO</text:p>
      <text:p text:style-name="P46">O estágio terá duração acordada com a <text:span text:style-name="T5">UENF</text:span>, devendo o estagiário cumprir as horas semanais distribuídas pelos dias da semana, dentro do horário combinado com a <text:span text:style-name="T5">UENF </text:span>e sem prejuízo das atividades discentes, nas condições estabelecidas pelo Termo de Compromisso.</text:p>
      <text:p text:style-name="P12"/>
      <text:p text:style-name="P16">Campos dos Goytacazes, ____ de ________________ de _________.</text:p>
      <text:p text:style-name="P14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6">UENF</text:p>
            <text:p text:style-name="P6"/>
            <text:p text:style-name="P6"/>
            <text:p text:style-name="P6"/>
            <text:p text:style-name="P8">..............................................................</text:p>
            <text:p text:style-name="P8">Profª. Ana Beatriz Garcia</text:p>
            <text:p text:style-name="P8">Pró-Reitora de Graduação</text:p>
          </table:table-cell>
          <table:table-cell table:style-name="Tabela2.A1" office:value-type="string">
            <text:p text:style-name="P9"/>
          </table:table-cell>
          <table:table-cell table:style-name="Tabela2.A1" office:value-type="string">
            <text:h text:style-name="P52" text:outline-level="4">[SIGLA]</text:h>
            <text:p text:style-name="P7"/>
            <text:p text:style-name="P7"/>
            <text:p text:style-name="P7"/>
            <text:p text:style-name="P8">...............................................................</text:p>
            <text:p text:style-name="P8">[NOME_REPRESENTANTE]</text:p>
            <text:p text:style-name="P18">[FUNCAO_REPRESENTANTE]</text:p>
          </table:table-cell>
        </table:table-row>
      </table:table>
      <text:p text:style-name="P17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name-complex="Arial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name-complex="Arial Narrow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9.991cm" fo:margin-right="0cm" fo:margin-top="0cm" fo:margin-bottom="0cm" fo:text-indent="0.762cm" style:auto-text-indent="false" fo:keep-with-next="always"/>
      <style:text-properties style:font-name="Arial Narrow" style:font-name-complex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7.502cm" fo:margin-right="0cm" fo:margin-top="0cm" fo:margin-bottom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="100%" fo:margin-left="0cm" fo:margin-right="0cm" fo:margin-top="0cm" fo:margin-bottom="0cm" fo:text-align="justify" style:justify-single-word="false" fo:text-indent="2.501cm" style:auto-text-indent="false"/>
      <style:text-properties style:font-name="Arial" style:font-name-complex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MP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5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MP16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MP17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8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3cm" draw:visible-area-height="6.405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s1" text:anchor-type="as-char" svg:width="2.565cm" svg:height="1.143cm" draw:z-index="9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s2" text:anchor-type="as-char" svg:width="1.963cm" svg:height="2.506cm" draw:z-index="14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s3" text:anchor-type="as-char" svg:width="6.35cm" svg:height="1.048cm" draw:z-index="19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24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/>
        <text:p text:style-name="MP10"><draw:line text:anchor-type="char" draw:z-index="29" draw:style-name="Mgr1" draw:text-style-name="MP11" svg:x1="0cm" svg:y1="0.157cm" svg:x2="16.193cm" svg:y2="0.157cm"><text:p/></draw:line></text:p>
      </style:header>
      <style:footer>
        <text:p text:style-name="MP12"><draw:frame draw:style-name="Mfr3" draw:name="Quadro1" text:anchor-type="paragraph" svg:y="0.002cm" draw:z-index="1"><draw:text-box fo:min-height="0.37cm" fo:min-width="0.041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Av. Alberto Lamego, 2000 - Parque Califórnia <text:s/>- <text:s/>Campos dos Goytacazes/ RJ - <text:s text:c="2"/>CEP: <text:s/>28013-602</text:p>
              <text:p text:style-name="MP16"><text:span text:style-name="MT2">Tel.: (22) <text:s/>2739–7295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  <text:p text:style-name="Footer"/>
        <text:p text:style-name="MP1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o Convênio nº         /2002</dc:title>
    <meta:initial-creator>asjur-rommel2</meta:initial-creator>
    <meta:creation-date>2010-04-06T09:32:00</meta:creation-date>
    <dc:creator>Rafael Carvalho</dc:creator>
    <dc:date>2012-08-27T16:27:41</dc:date>
    <meta:print-date>2008-06-06T13:56:00</meta:print-date>
    <meta:editing-cycles>15</meta:editing-cycles>
    <meta:editing-duration>PT15M</meta:editing-duration>
    <meta:generator>LibreOffice/3.5$Linux_x86 LibreOffice_project/350m1$Build-2</meta:generator>
    <meta:document-statistic meta:table-count="4" meta:image-count="3" meta:object-count="1" meta:page-count="5" meta:paragraph-count="94" meta:word-count="1377" meta:character-count="9622" meta:non-whitespace-character-count="8318"/>
    <meta:user-defined meta:name="Informações 1"/>
    <meta:user-defined meta:name="Informações 2"/>
    <meta:user-defined meta:name="Informações 3"/>
    <meta:user-defined meta:name="Informações 4"/>
  </office:meta>
</office:document-meta>
</file>